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Heading_20_3">
      <style:paragraph-properties fo:break-before="page"/>
    </style:style>
    <style:style style:name="P4" style:family="paragraph" style:parent-style-name="Preformatted_20_Text">
      <style:text-properties style:font-name="Consolas"/>
    </style:style>
    <style:style style:name="P5" style:family="paragraph" style:parent-style-name="Preformatted_20_Text">
      <style:paragraph-properties fo:margin-top="0cm" fo:margin-bottom="0.499cm" style:contextual-spacing="false"/>
      <style:text-properties style:font-name="Consolas"/>
    </style:style>
    <style:style style:name="P6" style:family="paragraph" style:parent-style-name="Standard">
      <style:paragraph-properties fo:margin-top="0cm" fo:margin-bottom="0cm" style:contextual-spacing="false"/>
      <style:text-properties style:font-name="Consolas" fo:background-color="#191830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Consolas" fo:background-color="#191830"/>
    </style:style>
    <style:style style:name="P8" style:family="paragraph" style:parent-style-name="Heading_20_3">
      <style:text-properties fo:font-weight="normal" officeooo:rsid="000b8ebc" officeooo:paragraph-rsid="000b8ebc" style:font-weight-asian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color="#ffffff" loext:opacity="100%" style:font-name="Consolas" fo:background-color="#191830"/>
    </style:style>
    <style:style style:name="P10" style:family="paragraph" style:parent-style-name="Standard">
      <style:paragraph-properties fo:margin-top="0cm" fo:margin-bottom="0cm" style:contextual-spacing="false"/>
      <style:text-properties fo:font-weight="bold" style:font-weight-asian="bold" style:font-weight-complex="bold"/>
    </style:style>
    <style:style style:name="P11" style:family="paragraph" style:parent-style-name="Text_20_body" style:list-style-name="L1"/>
    <style:style style:name="P12" style:family="paragraph" style:parent-style-name="Text_20_body" style:list-style-name="L1">
      <style:paragraph-properties fo:margin-top="0cm" fo:margin-bottom="0cm" style:contextual-spacing="false"/>
    </style:style>
    <style:style style:name="P13" style:family="paragraph" style:parent-style-name="Text_20_body" style:list-style-name="L2">
      <style:paragraph-properties fo:margin-top="0cm" fo:margin-bottom="0cm" style:contextual-spacing="false"/>
      <style:text-properties fo:font-weight="bold" style:font-weight-asian="bold" style:font-weight-complex="bold"/>
    </style:style>
    <style:style style:name="P14" style:family="paragraph" style:parent-style-name="Text_20_body" style:list-style-name="L2">
      <style:paragraph-properties fo:margin-top="0cm" fo:margin-bottom="0cm" style:contextual-spacing="false"/>
      <style:text-properties fo:font-weight="bold" officeooo:rsid="000b8ebc" officeooo:paragraph-rsid="000b8ebc" style:font-weight-asian="bold" style:font-weight-complex="bold"/>
    </style:style>
    <style:style style:name="P15" style:family="paragraph" style:parent-style-name="Text_20_body" style:list-style-name="L3"/>
    <style:style style:name="P16" style:family="paragraph" style:parent-style-name="Text_20_body" style:list-style-name="L3">
      <style:paragraph-properties fo:margin-top="0cm" fo:margin-bottom="0cm" style:contextual-spacing="false"/>
    </style:style>
    <style:style style:name="P17" style:family="paragraph" style:parent-style-name="Text_20_body">
      <style:paragraph-properties fo:margin-top="0cm" fo:margin-bottom="0cm" style:contextual-spacing="false"/>
      <style:text-properties fo:font-weight="normal" officeooo:paragraph-rsid="000da1a0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ff9d00" loext:opacity="100%"/>
    </style:style>
    <style:style style:name="T3" style:family="text">
      <style:text-properties fo:color="#9effff" loext:opacity="100%"/>
    </style:style>
    <style:style style:name="T4" style:family="text">
      <style:text-properties fo:color="#fad000" loext:opacity="100%"/>
    </style:style>
    <style:style style:name="T5" style:family="text">
      <style:text-properties fo:color="#e1efff" loext:opacity="100%"/>
    </style:style>
    <style:style style:name="T6" style:family="text">
      <style:text-properties fo:color="#ffee80" loext:opacity="100%"/>
    </style:style>
    <style:style style:name="T7" style:family="text">
      <style:text-properties fo:color="#ffffff" loext:opacity="100%"/>
    </style:style>
    <style:style style:name="T8" style:family="text">
      <style:text-properties fo:color="#fb94ff" loext:opacity="100%"/>
    </style:style>
    <style:style style:name="T9" style:family="text">
      <style:text-properties fo:color="#a5ff90" loext:opacity="100%"/>
    </style:style>
    <style:style style:name="T10" style:family="text">
      <style:text-properties fo:color="#ff628c" loext:opacity="100%"/>
    </style:style>
    <style:style style:name="T11" style:family="text">
      <style:text-properties officeooo:rsid="000da1a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Learning Activities:</text:h>
      <text:h text:style-name="P1" text:outline-level="3"><text:bookmark text:name="user-content-learning-activities"/>Code Analysis</text:h>
      <text:p text:style-name="P2"><text:bookmark text:name="user-content-code-analysis"/><text:span text:style-name="Strong_20_Emphasis">Problem</text:span>: In a programming assignment, students are asked to implement a simple Python program where libraries can store books. Below, you can find a sample solution provided by one of the students.</text:p>
      <text:list text:style-name="L1">
        <text:list-item>
          <text:p text:style-name="P12">Without executing the code, read the code and try to predict what will be printed at the end. </text:p>
        </text:list-item>
        <text:list-item>
          <text:p text:style-name="P12">Run the code in your IDE. Does it print what you had predicted? If not, why? </text:p>
        </text:list-item>
        <text:list-item>
          <text:p text:style-name="P11">Debug the code carefully and fix the bug, if you find any. </text:p>
        </text:list-item>
      </text:list>
      <text:p text:style-name="P4">class Book:</text:p>
      <text:p text:style-name="P4"><text:s text:c="4"/>def __init__(self, title, author):</text:p>
      <text:p text:style-name="P4"><text:s text:c="8"/>self.title = title</text:p>
      <text:p text:style-name="P4"><text:s text:c="8"/>self.author = author</text:p>
      <text:p text:style-name="P4"><text:s text:c="4"/>def __repr__(self) -&gt; str:</text:p>
      <text:p text:style-name="P4"><text:s text:c="8"/>return f'Title: {self.title} , Author: {self.author}'</text:p>
      <text:p text:style-name="P4"/>
      <text:p text:style-name="P4">class Library:</text:p>
      <text:p text:style-name="P4"><text:s text:c="4"/>def __init__(self, name):</text:p>
      <text:p text:style-name="P4"><text:s text:c="8"/>self.name = name</text:p>
      <text:p text:style-name="P4"><text:s text:c="8"/>self.books = []</text:p>
      <text:p text:style-name="P4"><text:s text:c="4"/>def add_books(self, books):</text:p>
      <text:p text:style-name="P4"><text:s text:c="8"/>self.books = books</text:p>
      <text:p text:style-name="P4"><text:s text:c="4"/>def display_books(self):</text:p>
      <text:p text:style-name="P4"><text:s text:c="8"/>print(f"Books in {self.name} Library:")</text:p>
      <text:p text:style-name="P4"><text:s text:c="8"/>for book in self.books:</text:p>
      <text:p text:style-name="P4"><text:s text:c="12"/>print(book)</text:p>
      <text:p text:style-name="P4"/>
      <text:p text:style-name="P4">def main():</text:p>
      <text:p text:style-name="P4"><text:s text:c="4"/># Create Books</text:p>
      <text:p text:style-name="P4"><text:s text:c="4"/>book1 = Book('Introducing Python','Bill Lubanovic')</text:p>
      <text:p text:style-name="P4"><text:s text:c="4"/>book2 = Book('The Python Workbook','Ben Stephenson')</text:p>
      <text:p text:style-name="P4"><text:s text:c="4"/>book3 = Book('Learn Python Programming','Fabrizio Romano')</text:p>
      <text:p text:style-name="P4"><text:s text:c="4"/>book4 = Book('Fleunt Python','Luciano Ramalho')</text:p>
      <text:p text:style-name="P4"><text:s text:c="4"/># Create libraries</text:p>
      <text:p text:style-name="P4"><text:s text:c="4"/>univ_lib = Library('University')</text:p>
      <text:p text:style-name="P4"><text:s text:c="4"/>city_lib = Library('City')</text:p>
      <text:p text:style-name="P4"><text:s text:c="4"/># Add books to the libraries</text:p>
      <text:p text:style-name="P4"><text:s text:c="4"/>univ_lib.add_books([book1,book4])</text:p>
      <text:p text:style-name="P4"><text:s text:c="4"/>city_lib.add_books([book1,book3])</text:p>
      <text:p text:style-name="P4"><text:s text:c="4"/>univ_lib.add_books([book1,book2])</text:p>
      <text:p text:style-name="P4"><text:s text:c="4"/>city_lib.add_books([book3,book4]) <text:s/></text:p>
      <text:p text:style-name="P4"><text:s text:c="4"/># Display books in libraries</text:p>
      <text:p text:style-name="P4"><text:s text:c="4"/>univ_lib.display_books()</text:p>
      <text:p text:style-name="P4"><text:s text:c="4"/>city_lib.display_books()</text:p>
      <text:p text:style-name="P4"/>
      <text:p text:style-name="P5">main()</text:p>
      <text:h text:style-name="P8" text:outline-level="3"># It’s gonna print the libraries and the books innit.</text:h>
      <text:h text:style-name="P3" text:outline-level="3">Supporting Topics</text:h>
      <text:p text:style-name="P2"><text:bookmark text:name="user-content-supporting-topics"/><text:span text:style-name="Strong_20_Emphasis">Introduction</text:span>: In this week, you have been introduced to objects and classes in Python. This is the very first step in Object-Oriented Programming. In general, the four pillars of Object-Oriented Programming are: Encapsulation, Inheritance, Polymorphism, and Abstraction. In this activity, you will carry out a small research about <text:span text:style-name="Strong_20_Emphasis">Encapsulation</text:span>.</text:p>
      <text:list text:style-name="L2">
        <text:list-item>
          <text:p text:style-name="P13">Conduct a small research about Encapsulation and try to discuss the concept within your learning team.</text:p>
          <text:p text:style-name="P14">Encapsulation <text:span text:style-name="T1">is the idea of wrapping up data and methods. It puts restrictions on accessing variables and methods. It ensures accidental data access restrictions.</text:span></text:p>
        </text:list-item>
        <text:list-item>
          <text:p text:style-name="P13">Implement a Python program where basic information of cars (model, price, year, mileage) can be processed by some car agencies. Keep the functionalities simple. </text:p>
        </text:list-item>
      </text:list>
      <text:p text:style-name="P6"><text:span text:style-name="T2">class</text:span><text:span text:style-name="T3"> </text:span><text:span text:style-name="T4">Car</text:span><text:span text:style-name="T5">:</text:span></text:p>
      <text:p text:style-name="P7"><text:span text:style-name="T3">    </text:span><text:span text:style-name="T2">def</text:span><text:span text:style-name="T3"> </text:span><text:span text:style-name="T2">__init__</text:span><text:span text:style-name="T6">(</text:span><text:span text:style-name="T3">self</text:span><text:span text:style-name="T5">,</text:span><text:span text:style-name="T3"> model</text:span><text:span text:style-name="T5">,</text:span><text:span text:style-name="T3"> price</text:span><text:span text:style-name="T5">,</text:span><text:span text:style-name="T3"> year</text:span><text:span text:style-name="T5">,</text:span><text:span text:style-name="T3"> mileage</text:span><text:span text:style-name="T6">)</text:span><text:span text:style-name="T5">:</text:span></text:p>
      <text:p text:style-name="P7"><text:span text:style-name="T7">        </text:span><text:span text:style-name="T8">self</text:span><text:span text:style-name="T5">.</text:span><text:span text:style-name="T3">model</text:span><text:span text:style-name="T7"> </text:span><text:span text:style-name="T2">=</text:span><text:span text:style-name="T7"> model</text:span></text:p>
      <text:p text:style-name="P7"><text:span text:style-name="T7">        </text:span><text:span text:style-name="T8">self</text:span><text:span text:style-name="T5">.</text:span><text:span text:style-name="T3">price</text:span><text:span text:style-name="T7"> </text:span><text:span text:style-name="T2">=</text:span><text:span text:style-name="T7"> price</text:span></text:p>
      <text:p text:style-name="P7"><text:span text:style-name="T7">        </text:span><text:span text:style-name="T8">self</text:span><text:span text:style-name="T5">.</text:span><text:span text:style-name="T3">year</text:span><text:span text:style-name="T7"> </text:span><text:span text:style-name="T2">=</text:span><text:span text:style-name="T7"> year</text:span></text:p>
      <text:p text:style-name="P7"><text:span text:style-name="T7">        </text:span><text:span text:style-name="T8">self</text:span><text:span text:style-name="T5">.</text:span><text:span text:style-name="T3">mileage</text:span><text:span text:style-name="T7"> </text:span><text:span text:style-name="T2">=</text:span><text:span text:style-name="T7"> mileage</text:span></text:p>
      <text:p text:style-name="P9">        </text:p>
      <text:p text:style-name="P7"><text:span text:style-name="T3">    </text:span><text:span text:style-name="T2">def</text:span><text:span text:style-name="T3"> </text:span><text:span text:style-name="T4">show_car</text:span><text:span text:style-name="T6">(</text:span><text:span text:style-name="T3">self</text:span><text:span text:style-name="T6">)</text:span><text:span text:style-name="T5">:</text:span></text:p>
      <text:p text:style-name="P7"><text:span text:style-name="T7">        </text:span><text:span text:style-name="T4">print</text:span><text:span text:style-name="T5">(</text:span><text:span text:style-name="T2">f</text:span><text:span text:style-name="T9">"Model: </text:span><text:span text:style-name="T10">{</text:span><text:span text:style-name="T8">self</text:span><text:span text:style-name="T5">.</text:span><text:span text:style-name="T3">model</text:span><text:span text:style-name="T10">}\n</text:span><text:span text:style-name="T9">Price: </text:span><text:span text:style-name="T10">{</text:span><text:span text:style-name="T8">self</text:span><text:span text:style-name="T5">.</text:span><text:span text:style-name="T3">price</text:span><text:span text:style-name="T10">}\n</text:span><text:span text:style-name="T9">Year: </text:span><text:span text:style-name="T10">{</text:span><text:span text:style-name="T8">self</text:span><text:span text:style-name="T5">.</text:span><text:span text:style-name="T3">year</text:span><text:span text:style-name="T10">}\n</text:span><text:span text:style-name="T9">Mileage: </text:span><text:span text:style-name="T10">{</text:span><text:span text:style-name="T8">self</text:span><text:span text:style-name="T5">.</text:span><text:span text:style-name="T3">mileage</text:span><text:span text:style-name="T10">}</text:span><text:span text:style-name="T9">"</text:span><text:span text:style-name="T5">)</text:span></text:p>
      <text:p text:style-name="P10"/>
      <text:list text:continue-numbering="true" text:style-name="L2">
        <text:list-item>
          <text:p text:style-name="P13">Try to explain encapsulation within your own implementation. If you don't see encapsulation within your solution, refactor your code.</text:p>
        </text:list-item>
      </text:list>
      <text:p text:style-name="P17"><text:span text:style-name="T11">The function show_car() here is encapsulated in the class Car, therefore it’s protected inside the class Car</text:span></text:p>
      <text:h text:style-name="Heading_20_3" text:outline-level="3">Extra topics (Optional)</text:h>
      <text:p text:style-name="P2"><text:bookmark text:name="user-content-extra-topics-optional"/>The follwoing concepts are not part of the main learning path, but can be considered as <text:span text:style-name="Emphasis">optional</text:span> learning steps for those who seek more challenges:</text:p>
      <text:list text:style-name="L3">
        <text:list-item>
          <text:p text:style-name="P16">Inheritance </text:p>
        </text:list-item>
        <text:list-item>
          <text:p text:style-name="P16">Polymorphysm </text:p>
        </text:list-item>
        <text:list-item>
          <text:p text:style-name="P16">Abstraction </text:p>
        </text:list-item>
        <text:list-item>
          <text:p text:style-name="P16">Class methods </text:p>
        </text:list-item>
        <text:list-item>
          <text:p text:style-name="P16">Static methods </text:p>
        </text:list-item>
        <text:list-item>
          <text:p text:style-name="P15">Dataclasses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9T10:11:24.797000000</meta:creation-date>
    <dc:date>2024-04-09T14:26:22.864000000</dc:date>
    <meta:editing-duration>PT14M48S</meta:editing-duration>
    <meta:editing-cycles>4</meta:editing-cycles>
    <meta:generator>LibreOffice/24.2.1.2$Windows_X86_64 LibreOffice_project/db4def46b0453cc22e2d0305797cf981b68ef5ac</meta:generator>
    <meta:document-statistic meta:table-count="0" meta:image-count="0" meta:object-count="0" meta:page-count="2" meta:paragraph-count="65" meta:word-count="423" meta:character-count="3191" meta:non-whitespace-character-count="2617"/>
  </office:meta>
</office:document-meta>
</file>